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D0000019A3238232A6CD27183.png" manifest:media-type="image/png"/>
  <manifest:file-entry manifest:full-path="Pictures/1000000000000518000000B33FC46062D1C11147.png" manifest:media-type="image/png"/>
  <manifest:file-entry manifest:full-path="Pictures/10000000000003C9000001352FE9F8A299296A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dbb6"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svg:stroke-color="#ec9ba4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svg:stroke-color="#729fcf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1.959cm" svg:height="7.231cm" svg:x="1.541cm" svg:y="6.1cm">
          <draw:image xlink:href="Pictures/10000000000004DD0000019A3238232A6CD27183.png" xlink:type="simple" xlink:show="embed" xlink:actuate="onLoad" loext:mime-type="image/png">
            <text:p/>
          </draw:image>
        </draw:frame>
        <draw:frame draw:style-name="gr1" draw:text-style-name="P1" draw:layer="layout" svg:width="23cm" svg:height="3.156cm" svg:x="1.541cm" svg:y="1.944cm">
          <draw:image xlink:href="Pictures/1000000000000518000000B33FC46062D1C11147.png" xlink:type="simple" xlink:show="embed" xlink:actuate="onLoad" loext:mime-type="image/png">
            <text:p/>
          </draw:image>
        </draw:frame>
        <draw:line draw:style-name="gr2" draw:text-style-name="P1" draw:layer="layout" svg:x1="16.2cm" svg:y1="5.1cm" svg:x2="16.9cm" svg:y2="6.5cm">
          <text:p/>
        </draw:line>
        <draw:line draw:style-name="gr3" draw:text-style-name="P1" draw:layer="layout" svg:x1="18.8cm" svg:y1="5.1cm" svg:x2="21.7cm" svg:y2="6.5cm">
          <text:p/>
        </draw:line>
        <draw:line draw:style-name="gr4" draw:text-style-name="P1" draw:layer="layout" svg:x1="2.4cm" svg:y1="5.1cm" svg:x2="19.2cm" svg:y2="6.5cm">
          <text:p/>
        </draw:line>
        <draw:frame draw:style-name="gr1" draw:text-style-name="P1" draw:layer="layout" svg:width="17.091cm" svg:height="5.449cm" svg:x="1.541cm" svg:y="14.1cm">
          <draw:image xlink:href="Pictures/10000000000003C9000001352FE9F8A299296A4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23:06:43.877000000</meta:creation-date>
    <dc:date>2019-09-17T00:04:01.262000000</dc:date>
    <meta:editing-duration>PT16M33S</meta:editing-duration>
    <meta:editing-cycles>2</meta:editing-cycles>
    <meta:generator>LibreOffice/6.2.6.2$Windows_X86_64 LibreOffice_project/684e730861356e74889dfe6dbddd3562aae2e6ad</meta:generator>
    <meta:document-statistic meta:object-count="6"/>
  </office:meta>
</office:document-meta>
</file>